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rebuchet MS" officeooo:paragraph-rsid="0003d770" style:font-name-complex="Trebuchet MS"/>
    </style:style>
    <style:style style:name="P2" style:family="paragraph" style:parent-style-name="Standard">
      <style:text-properties style:font-name="Trebuchet MS" fo:font-weight="bold" officeooo:paragraph-rsid="0003d770" style:font-weight-asian="bold" style:font-name-complex="Trebuchet MS" style:font-weight-complex="bold"/>
    </style:style>
    <style:style style:name="P3" style:family="paragraph" style:parent-style-name="Standard">
      <style:text-properties style:font-name="Trebuchet MS" fo:font-weight="bold" officeooo:paragraph-rsid="0003d770" style:font-weight-asian="bold" style:font-name-complex="Trebuchet MS"/>
    </style:style>
    <style:style style:name="P4" style:family="paragraph" style:parent-style-name="Standard">
      <style:text-properties style:font-name="Trebuchet MS" fo:language="en" fo:country="GB" officeooo:paragraph-rsid="0003d770" style:font-name-complex="Trebuchet MS"/>
    </style:style>
    <style:style style:name="P5" style:family="paragraph" style:parent-style-name="Standard">
      <style:text-properties style:font-name="Trebuchet MS" fo:language="en" fo:country="GB" fo:font-weight="normal" officeooo:paragraph-rsid="0003d770" style:font-weight-asian="normal" style:font-name-complex="Trebuchet MS" style:font-weight-complex="normal"/>
    </style:style>
    <style:style style:name="P6" style:family="paragraph" style:parent-style-name="Standard">
      <style:text-properties style:font-name="Trebuchet MS" fo:language="en" fo:country="US" fo:font-weight="bold" officeooo:paragraph-rsid="0003d770" style:font-weight-asian="bold" style:font-name-complex="Trebuchet MS"/>
    </style:style>
    <style:style style:name="P7" style:family="paragraph" style:parent-style-name="Standard">
      <style:text-properties style:font-name="Trebuchet MS" fo:font-weight="normal" officeooo:paragraph-rsid="0003d770" style:font-weight-asian="normal" style:font-name-complex="Trebuchet MS" style:font-weight-complex="normal"/>
    </style:style>
    <style:style style:name="P8" style:family="paragraph" style:parent-style-name="Standard">
      <style:paragraph-properties fo:orphans="2" fo:widows="2"/>
      <style:text-properties fo:color="#00b050" style:font-name="Trebuchet MS" fo:language="en" fo:country="GB" fo:font-weight="bold" officeooo:paragraph-rsid="0003d770" style:font-weight-asian="bold" style:font-name-complex="Trebuchet MS"/>
    </style:style>
    <style:style style:name="P9" style:family="paragraph" style:parent-style-name="Standard">
      <style:text-properties fo:color="#00b050" style:font-name="Trebuchet MS" fo:language="en" fo:country="GB" fo:font-weight="bold" officeooo:paragraph-rsid="0003d770" style:font-weight-asian="bold" style:font-name-complex="Trebuchet MS"/>
    </style:style>
    <style:style style:name="P10" style:family="paragraph" style:parent-style-name="Standard">
      <style:text-properties fo:color="#00b050" style:font-name="Trebuchet MS" fo:language="en" fo:country="GB" fo:font-weight="normal" officeooo:paragraph-rsid="0003d770" style:font-weight-asian="normal" style:font-name-complex="Trebuchet MS" style:font-weight-complex="normal"/>
    </style:style>
    <style:style style:name="P11" style:family="paragraph" style:parent-style-name="Standard">
      <style:text-properties fo:color="#00b050" style:font-name="Trebuchet MS" fo:language="en" fo:country="GB" fo:font-weight="normal" officeooo:paragraph-rsid="0003d770" style:font-weight-asian="normal" style:font-name-complex="Trebuchet MS"/>
    </style:style>
    <style:style style:name="P12" style:family="paragraph" style:parent-style-name="Standard">
      <style:text-properties fo:color="#00b050" style:font-name="Trebuchet MS" fo:font-weight="bold" officeooo:paragraph-rsid="0003d770" style:font-weight-asian="bold" style:font-name-complex="Trebuchet MS"/>
    </style:style>
    <style:style style:name="P13" style:family="paragraph" style:parent-style-name="Standard">
      <style:text-properties fo:color="#00b050" style:font-name="Trebuchet MS" fo:language="en" fo:country="US" fo:font-weight="bold" officeooo:paragraph-rsid="0003d770" style:font-weight-asian="bold" style:font-name-complex="Trebuchet MS"/>
    </style:style>
    <style:style style:name="P14" style:family="paragraph" style:parent-style-name="Standard">
      <style:text-properties fo:color="#00b050" style:font-name="Trebuchet MS" fo:font-weight="normal" officeooo:paragraph-rsid="0003d770" style:font-weight-asian="normal" style:font-name-complex="Trebuchet MS"/>
    </style:style>
    <style:style style:name="P15" style:family="paragraph" style:parent-style-name="Standard">
      <style:text-properties fo:color="#00b050" fo:font-weight="bold" officeooo:paragraph-rsid="0003d770" style:font-weight-asian="bold"/>
    </style:style>
    <style:style style:name="P16" style:family="paragraph" style:parent-style-name="Standard">
      <style:text-properties fo:color="#339966" style:font-name="Trebuchet MS" officeooo:paragraph-rsid="0003d770" style:font-name-complex="Trebuchet MS"/>
    </style:style>
    <style:style style:name="P17" style:family="paragraph" style:parent-style-name="Standard">
      <style:text-properties officeooo:paragraph-rsid="0003d770"/>
    </style:style>
    <style:style style:name="P18" style:family="paragraph" style:parent-style-name="Standard">
      <style:text-properties fo:font-weight="normal" officeooo:paragraph-rsid="0003d770" style:font-weight-asian="normal" style:font-weight-complex="normal"/>
    </style:style>
    <style:style style:name="P19" style:family="paragraph" style:parent-style-name="Text_20_body">
      <style:text-properties style:font-name="Trebuchet MS" fo:language="en" fo:country="GB" officeooo:paragraph-rsid="0003d770" style:font-name-complex="Trebuchet MS"/>
    </style:style>
    <style:style style:name="P20" style:family="paragraph" style:parent-style-name="Text_20_body">
      <style:text-properties style:font-name="Trebuchet MS" officeooo:paragraph-rsid="0003d770" style:font-name-complex="Trebuchet MS"/>
    </style:style>
    <style:style style:name="P21" style:family="paragraph" style:parent-style-name="Text_20_body">
      <style:text-properties style:font-name="Trebuchet MS" fo:language="en" fo:country="US" officeooo:paragraph-rsid="0003d770" style:font-name-complex="Trebuchet MS"/>
    </style:style>
    <style:style style:name="P22" style:family="paragraph" style:parent-style-name="Text_20_body">
      <style:text-properties fo:color="#00b050" style:font-name="Trebuchet MS" fo:font-weight="normal" officeooo:paragraph-rsid="0003d770" style:font-weight-asian="normal" style:font-name-complex="Trebuchet MS" style:font-weight-complex="normal"/>
    </style:style>
    <style:style style:name="P23" style:family="paragraph" style:parent-style-name="Text_20_body">
      <style:text-properties fo:color="#00b050" style:font-name="Trebuchet MS" fo:font-weight="normal" officeooo:paragraph-rsid="0003d770" style:font-weight-asian="normal" style:font-name-complex="Trebuchet MS"/>
    </style:style>
    <style:style style:name="P24" style:family="paragraph" style:parent-style-name="Text_20_body">
      <style:text-properties fo:color="#00b050" style:font-name="Trebuchet MS" fo:language="en" fo:country="US" officeooo:paragraph-rsid="0003d770" style:font-name-complex="Trebuchet MS"/>
    </style:style>
    <style:style style:name="P25" style:family="paragraph" style:parent-style-name="Text_20_body">
      <style:text-properties fo:color="#00b050" style:font-name="Trebuchet MS" officeooo:paragraph-rsid="0003d770" style:font-name-complex="Trebuchet MS"/>
    </style:style>
    <style:style style:name="P26" style:family="paragraph" style:parent-style-name="Text_20_body">
      <style:text-properties officeooo:paragraph-rsid="0003d770"/>
    </style:style>
    <style:style style:name="P27" style:family="paragraph" style:parent-style-name="Text_20_body">
      <style:text-properties style:font-name="Trebuchet MS" fo:language="fr" fo:country="FR" fo:font-weight="bold" officeooo:rsid="0011b654" officeooo:paragraph-rsid="0003d770" style:font-weight-asian="bold" style:font-name-complex="Trebuchet MS" style:font-weight-complex="bold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075443"/>
    </style:style>
    <style:style style:name="T3" style:family="text">
      <style:text-properties style:font-name="Trebuchet MS" style:font-name-complex="Trebuchet MS"/>
    </style:style>
    <style:style style:name="T4" style:family="text">
      <style:text-properties style:font-name="Trebuchet MS" fo:language="en" fo:country="GB" style:font-name-complex="Trebuchet MS"/>
    </style:style>
    <style:style style:name="T5" style:family="text">
      <style:text-properties style:font-name="Trebuchet MS" fo:language="en" fo:country="GB" fo:font-weight="bold" style:font-weight-asian="bold" style:font-name-complex="Trebuchet MS" style:font-weight-complex="bold"/>
    </style:style>
    <style:style style:name="T6" style:family="text">
      <style:text-properties style:font-name="Trebuchet MS" fo:font-weight="normal" style:font-weight-asian="normal" style:font-name-complex="Trebuchet MS"/>
    </style:style>
    <style:style style:name="T7" style:family="text">
      <style:text-properties style:font-name="Trebuchet MS" fo:font-weight="bold" style:font-weight-asian="bold" style:font-name-complex="Trebuchet MS" style:font-weight-complex="bold"/>
    </style:style>
    <style:style style:name="T8" style:family="text">
      <style:text-properties fo:color="#00b050" style:font-name="Trebuchet MS" fo:font-weight="bold" style:font-weight-asian="bold" style:font-name-complex="Trebuchet MS"/>
    </style:style>
    <style:style style:name="T9" style:family="text">
      <style:text-properties fo:color="#00b050" style:font-name="Trebuchet MS" fo:language="en" fo:country="GB" fo:font-weight="bold" style:font-weight-asian="bold" style:font-name-complex="Trebuchet MS"/>
    </style:style>
    <style:style style:name="T10" style:family="text">
      <style:text-properties fo:color="#00b050" style:font-name="Trebuchet MS" fo:language="en" fo:country="US" style:font-name-complex="Trebuchet MS"/>
    </style:style>
    <style:style style:name="T11" style:family="text">
      <style:text-properties style:font-name-asian="Trebuchet MS"/>
    </style:style>
    <style:style style:name="T12" style:family="text">
      <style:text-properties fo:language="en" fo:country="US"/>
    </style:style>
    <style:style style:name="T13" style:family="text">
      <style:text-properties officeooo:rsid="0003d77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REPASO <text:span text:style-name="T13">FUNCIONES DE GRUPO </text:span>CON LAS TABLAS DEL USUARIO HR</text:p>
      <text:p text:style-name="P7">1. El salario medio de los empleados</text:p>
      <text:p text:style-name="P10"/>
      <text:p text:style-name="P5"/>
      <text:p text:style-name="P7">2. Cuantos salarios hay y cuantos de ellos son distintos</text:p>
      <text:p text:style-name="P4"/>
      <text:p text:style-name="P4"/>
      <text:p text:style-name="P26"><text:span text:style-name="T3">5. <text:s/>Hallar el valor medio de comisión teniendo en cuenta todos los empleados.</text:span></text:p>
      <text:p text:style-name="P11"/>
      <text:p text:style-name="P26"><text:span text:style-name="T3">6 <text:s/>Media del salario más comisión, <text:s/>de los empleados que trabajan en los departamentos de la decena 20.</text:span></text:p>
      <text:p text:style-name="P4"><text:span text:style-name="T3"/></text:p>
      <text:p text:style-name="P26"><text:span text:style-name="T3">9. <text:s/>De cada departamento, </text:span><text:span text:style-name="T6">código, media salarial, numero de empleados que aparecen en la media teniendo en cuenta solo los que no cobran comisión.</text:span></text:p>
      <text:p text:style-name="P20"/>
      <text:p text:style-name="P26"><text:span text:style-name="T3">10. <text:s/>Código de departamento donde la media sea superior de 2000.</text:span></text:p>
      <text:p text:style-name="P4"/>
      <text:p text:style-name="P26"><text:span text:style-name="T3">11 <text:s/>Código de departamento y media salarial de los departamentos con mas de 2 empleados.</text:span></text:p>
      <text:p text:style-name="P20"/>
      <text:p text:style-name="P26"><text:span text:style-name="T3">12. <text:s/>Contabilizar por cada departamento cuantos empleados hay con el mismo salario.</text:span></text:p>
      <text:p text:style-name="P2"/>
      <text:p text:style-name="P18"><text:span text:style-name="T3">13. <text:s/>Códigos de departamento que tienen a empleados desarrollando la misma función.</text:span></text:p>
      <text:p text:style-name="P12"/>
      <text:p text:style-name="P15"/>
      <text:p text:style-name="P26"><text:span text:style-name="T3">14. <text:s/>Muestra de cada producto, su código, el menor precio que ha tenido (LIST_PRICE) y el mayor precio que ha tenido (LIST_PRICE) de todos los precios que hay en la tabla PRICE.</text:span></text:p>
      <text:p text:style-name="P5"/>
      <text:p text:style-name="P18"><text:span text:style-name="T3">16 <text:s/>¿Cuántos departamentos de ventas hay en la empresa (SALES)?</text:span></text:p>
      <text:p text:style-name="P7"/>
      <text:p text:style-name="P4"/>
      <text:p text:style-name="P26"><text:span text:style-name="T3">17. <text:s/>Muestra la media aritmética del valor de "límite de crédito" asignado a los clientes de la empresa (CREDIT_LIMIT)</text:span></text:p>
      <text:p text:style-name="P1"/>
      <text:p text:style-name="P26"><text:span text:style-name="T3">18. Busca el límite de crédito máximo que corresponde a los clientes que representa el vendedor de código 7499.</text:span></text:p>
      <text:p text:style-name="P19"/>
      <text:p text:style-name="P26"><text:span text:style-name="T3">19 <text:s/>Muestra los códigos de departamentos que tienen más de 2 empleados que cobren comisión.</text:span></text:p>
      <text:p text:style-name="P1"><text:soft-page-break/></text:p>
      <text:p text:style-name="P4"/>
      <text:p text:style-name="P26"><text:span text:style-name="T3">20. Muestra de cada departamento, su código y el número de empleados que tienen un salario (SALARY) superior a 2000.</text:span></text:p>
      <text:p text:style-name="P9"/>
      <text:p text:style-name="P11"><text:span text:style-name="T3"/></text:p>
      <text:p text:style-name="P26"><text:span text:style-name="T3">22. ¿Cuál es el total medio de pedidos?</text:span></text:p>
      <text:p text:style-name="P1"/>
      <text:p text:style-name="P4"/>
      <text:p text:style-name="P18"><text:span text:style-name="T3">23. ¿Cuánto cobra el empleado que más cobra? </text:span><text:span text:style-name="T4">(salario + comisión)</text:span></text:p>
      <text:p text:style-name="P1"/>
      <text:p text:style-name="P26"><text:span text:style-name="T3">24 . ¿Cuántos empleados tiene el departamento que menos empleados tiene?</text:span></text:p>
      <text:p text:style-name="P22"/>
      <text:p text:style-name="P26"><text:span text:style-name="T3">25. <text:s/>¿Cuánto dinero ha gastado el cliente que más ha gastado?</text:span></text:p>
      <text:p text:style-name="P14"/>
      <text:p text:style-name="P26"><text:span text:style-name="T3">26. ¿Cuántas unidades se han vendido del producto más vendido?</text:span></text:p>
      <text:p text:style-name="P1"/>
      <text:p text:style-name="P16"/>
      <text:p text:style-name="P21"/>
      <text:p text:style-name="P20">28. De los empleados mas antiguos de cada departamento visualizar cuantos hay que ganen mas de 3000$</text:p>
      <text:p text:style-name="P21"/>
      <text:p text:style-name="P20">29. <text:s/>Cual es el sueldo menor de los tipos de trabajo</text:p>
      <text:p text:style-name="P20"/>
      <text:p text:style-name="P20">30. Cual es el sueldo mayor de los departamentos</text:p>
      <text:p text:style-name="P20">32. <text:s/>Visualizar los departamentos en los que el salario medio es mayor o igual que 2400$</text:p>
      <text:p text:style-name="P20">33. <text:s/>Visualizar el nº de empleados <text:s/>del departamento 13 cuya función es 670</text:p>
      <text:p text:style-name="P20"/>
      <text:p text:style-name="P20">34. Nº de empleados cuyo apellido empieza por ‘C’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3"><text:soft-page-break/>35. Visualizar la media de lo que ganan los empleados de los departamentos, salvo el 13, y cuyas funciones sean cuales quiera salvo la 669 y 670, siempre que la media de lo que ganen sea superior a 1900$</text:p>
      <text:p text:style-name="P3"/>
      <text:p text:style-name="P12">select department_id, avg(salary)</text:p>
      <text:p text:style-name="P12">From employee</text:p>
      <text:p text:style-name="P12">Where department_id !=13 and (job_id !=669 and job_id !=670)</text:p>
      <text:p text:style-name="P12">Group by department_id</text:p>
      <text:p text:style-name="P12">Having avg(salary)&gt;1900;</text:p>
      <text:p text:style-name="P12"/>
      <text:p text:style-name="P3"/>
      <text:p text:style-name="P3">36. <text:s/>¿ Cuantos empleados tiene el departamento que mas empleados tiene, realizando la funcion 670?</text:p>
      <text:p text:style-name="P3"/>
      <text:p text:style-name="P12">select max(count(*))</text:p>
      <text:p text:style-name="P12">From employee</text:p>
      <text:p text:style-name="P12">Where job_id=670</text:p>
      <text:p text:style-name="P12">Group by department_id;</text:p>
      <text:p text:style-name="P12"/>
      <text:p text:style-name="P12"/>
      <text:p text:style-name="P3">37.- <text:s/>visualizar la maxima comision asignada a las funciones de trabajo 669 y 670 por departamento.</text:p>
      <text:p text:style-name="P12"/>
      <text:p text:style-name="P12">select department_id, max(commission)</text:p>
      <text:p text:style-name="P12">From employee</text:p>
      <text:p text:style-name="P12">Where job_id=669 or job_id=670</text:p>
      <text:p text:style-name="P12">Group by department_id;</text:p>
      <text:p text:style-name="P12"/>
      <text:p text:style-name="P12"/>
      <text:p text:style-name="P3">38.- <text:s/>visualizar la maxima comision asignada a las funciones de trabajo 669 y 670 independientemente del departamento.</text:p>
      <text:p text:style-name="P12"/>
      <text:p text:style-name="P12">select max( max(commission))</text:p>
      <text:p text:style-name="P12">From employee</text:p>
      <text:p text:style-name="P12">Where job_id=669 or job_id=670</text:p>
      <text:p text:style-name="P12">Group by department_id;</text:p>
      <text:p text:style-name="P12"/>
      <text:p text:style-name="P12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8:04:13.633369209</meta:creation-date>
    <dc:date>2019-02-18T18:13:14.032033590</dc:date>
    <meta:editing-duration>PT9M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3" meta:paragraph-count="48" meta:word-count="512" meta:character-count="3117" meta:non-whitespace-character-count="2633"/>
  </office:meta>
</office:document-meta>
</file>